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courier" svg:font-family="courier"/>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3f7de"/>
    </style:style>
    <style:style style:name="P2"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3f7de"/>
    </style:style>
    <style:style style:name="P3"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13f7de" style:font-weight-asian="bold" style:font-weight-complex="bold"/>
    </style:style>
    <style:style style:name="P4"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3f7de" style:font-weight-asian="bold" style:font-weight-complex="bold"/>
    </style:style>
    <style:style style:name="P5" style:family="paragraph" style:parent-style-name="Preformatted_20_Text">
      <style:paragraph-properties fo:text-align="start" style:justify-single-word="false" fo:orphans="2" fo:widows="2"/>
      <style:text-properties fo:font-variant="normal" fo:text-transform="none" fo:color="#000000" fo:font-size="12.75pt" fo:letter-spacing="normal" fo:font-style="normal" fo:font-weight="normal"/>
    </style:style>
    <style:style style:name="P6"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000000" fo:font-size="12.75pt" fo:letter-spacing="normal" fo:font-style="normal" fo:font-weight="normal"/>
    </style:style>
    <style:style style:name="P7"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letter-spacing="normal" fo:font-style="normal" fo:font-weight="normal" officeooo:paragraph-rsid="0013f7de"/>
    </style:style>
    <style:style style:name="P8"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fo:font-size="12.75pt" fo:letter-spacing="normal" fo:font-style="normal" fo:font-weight="normal"/>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75pt" fo:letter-spacing="normal" fo:font-style="normal" fo:font-weight="normal"/>
    </style:style>
    <style:style style:name="P10"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3f7de"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4530f" style:font-weight-asian="bold" style:font-weight-complex="bold"/>
    </style:style>
    <style:style style:name="T3" style:family="text">
      <style:text-properties style:font-weight-asian="normal" style:font-weight-complex="normal"/>
    </style:style>
    <style:style style:name="T4" style:family="text">
      <style:text-properties officeooo:rsid="0014530f"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ventos onFocus y onBlur (seccion 4 linea 31)</text:p>
      <text:p text:style-name="P4">Implementar un formulario que solicite la carga del nombre y la edad de una persona. Cuando el control tome foco borrar el contenido actual, al abandonar el mismo, mostrar un mensaje de alerta si el mismo está vacío. Mostrar en las propiedades value de los controles text los mensajes "nombre" y "mail" respectivamente.</text:p>
      <text:p text:style-name="P1"><text:s/>Confeccionar una página de visitas a un sitio, solicitar ingresar el nombre de una persona, su mail y los comentarios (TEXTAREA). Mostrar luego llamando a la función alert los datos ingresados.</text:p>
      <text:p text:style-name="P1"/>
      <text:p text:style-name="P3">.-Eventos onMouseOver y onMouseOut (seccion 4 linea 32)</text:p>
      <text:p text:style-name="P4">Implementaremos una función que cambie el color con un valor que llegue como parámetro. Cuando retiramos la flecha del mouse volvemos a pintar de negro el fondo de cuadrado:</text:p>
      <text:p text:style-name="P1">Modificar el segundo problema resuelto (las casillas de la tabla que cambian el color cuando ingresamos con el mouse) para permitir llamar mediante hipervínculos a distintos programas que administran web-mail (gmail, hotmail y yahoo)</text:p>
      <text:p text:style-name="P1"/>
      <text:p text:style-name="P1">.-<text:span text:style-name="T1">Evento onLoad (seccion 4 linea 33)</text:span></text:p>
      <text:p text:style-name="P7"><text:span text:style-name="T4">f</text:span><text:span text:style-name="T3">unction activarPrimerControl()</text:span></text:p>
      <text:p text:style-name="P1"><text:span text:style-name="T1"/></text:p>
      <text:p text:style-name="P1"><text:s text:c="2"/>Confeccionar una página que muestre un mensaje con la función alert inmediatamente después que se cargue.</text:p>
      <text:p text:style-name="P1"/>
      <text:p text:style-name="P3">.-el objeto window (seccion 4 linea 34)</text:p>
      <text:p text:style-name="P4">El siguiente programa muestra varios de los métodos disponibles del objeto window:</text:p>
      <text:p text:style-name="P1"><text:s/>Confeccionar una página que permita abrir otra ventana cuando se presiona un botón. Dicha ventana debe tener como ancho 600 pixeles y alto 300 pixeles.</text:p>
      <text:p text:style-name="P1"/>
      <text:p text:style-name="P3">.-Propiedad location del objeto window <text:s/>(seccion 4 linea 35)</text:p>
      <text:p text:style-name="P4">Implementaremos un pequeño ejemplo para ver la utilidad de esta propiedad: Supongamos que tenemos un botón que al ser presionado ingrese al periódico La Nación, pero primero muestre una ventana de confirmación, si queremos ingresar al <text:soft-page-break/>periódico. En caso que el visitante presione el botón afirmativo, redireccionamos al sitio de La Nación, en caso contrario mostramos un mensaje:</text:p>
      <text:p text:style-name="P1">Confeccionar una página que tenga un hipervínculo. Cuando se presione dicho hipervínculo generar un valor aleatorio entre 0 y 2. Si se genera el 0 llamar al webmail de hotmail, si se genera un 1 llamar a gmail en caso de generarse un 2 llamar a yahoo.</text:p>
      <text:p text:style-name="P1">Para generar un valor aleatorio utilizar la función random del objeto Math.</text:p>
      <text:p text:style-name="P1">var num;</text:p>
      <text:p text:style-name="P1">num=Math.random()*3; //se guarda en num un valor comprendido entre 0.00001 y 2.99999</text:p>
      <text:p text:style-name="P1">num=parseInt(num); <text:s/>//guardamos solo la parte entera de la variable num</text:p>
      <text:p text:style-name="P1">if (num==0)</text:p>
      <text:p text:style-name="P1"><text:s text:c="4"/>window.location='<text:a xlink:type="simple" xlink:href="http://www.hotmail.com/" text:style-name="Internet_20_link" text:visited-style-name="Visited_20_Internet_20_Link">http://www.hotmail.com</text:a>';</text:p>
      <text:p text:style-name="P1">.....</text:p>
      <text:p text:style-name="P1"/>
      <text:p text:style-name="P3">.-Propiedad history del objeto window(seccion 4 linea 36)</text:p>
      <text:p text:style-name="P3">.-Propiedad screen del objeto window(seccion 4 linea 37)</text:p>
      <text:p text:style-name="P4">El siguiente programa muestra el valor almacenado en las cinco propiedades que tiene el objeto screen:</text:p>
      <text:p text:style-name="P1"><text:s/>Confeccionar un programa que al presionar un botón aparezca una ventana que ocupe todo el ancho del monitor y la mitad de su altura.</text:p>
      <text:p text:style-name="P1"/>
      <text:p text:style-name="P3">.-Propiedad navigator del objeto window(seccion 4 linea 38)</text:p>
      <text:p text:style-name="P10">Las propiedades comunes a estos navegadores son:</text:p>
      <text:p text:style-name="P8">appName : almacena el nombre oficial del navegador.</text:p>
      <text:p text:style-name="P5">appVersion : almacena la versión del navegador.</text:p>
      <text:p text:style-name="P5">cookieEnabled : almacena si las cookies están activas en el navegador.</text:p>
      <text:p text:style-name="P5">platform : almacena la plataforma donde el navegador se está ejecutando.</text:p>
      <text:p text:style-name="P6">plugins : almacena un array de los plugin cargados en el navegador.</text:p>
      <text:p text:style-name="P9">Este pequeño programa muestra los valores de las propiedades antes anunciadas:</text:p>
      <text:p text:style-name="P3"><text:soft-page-break/></text:p>
      <text:p text:style-name="P1">Una vez que se cargue la página mostrar un alert indicando si el navegador tiene activas las cookies.</text:p>
      <text:p text:style-name="P1"/>
      <text:p text:style-name="P3">.-Archivo js externo (*.js)(seccion 4 linea 39)</text:p>
      <text:p text:style-name="P3"/>
      <text:p text:style-name="P3">.-Programación orientada a objetos en JavaScript.(seccion 4 linea 40)</text:p>
      <text:p text:style-name="P1">Confeccionar una clase llamada suma, que contenga dos atributos (valor1, valor2) y tres métodos: cargarvalor1, cargarvalor2 y retornarresultado. Implementar la clase suma.</text:p>
      <text:p text:style-name="P1"><text:s text:c="4"/>La definición de un objeto de la clase que deben plantear es:</text:p>
      <text:p text:style-name="P1"><text:s text:c="5"/>var s=new suma();</text:p>
      <text:p text:style-name="P1"><text:s text:c="4"/>s.primervalor(10);</text:p>
      <text:p text:style-name="P1"><text:s text:c="4"/>s.segundovalor(20);</text:p>
      <text:p text:style-name="P1"><text:s text:c="4"/>document.write('La suma de los dos valores es:'+s.retornarresultad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courier" svg:font-family="courier"/>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22:14:07.199460181</meta:creation-date>
    <dc:date>2018-06-10T09:02:05.133096059</dc:date>
    <meta:editing-duration>PT18M20S</meta:editing-duration>
    <meta:editing-cycles>2</meta:editing-cycles>
    <meta:generator>LibreOffice/5.1.6.2$Linux_X86_64 LibreOffice_project/10m0$Build-2</meta:generator>
    <meta:document-statistic meta:table-count="0" meta:image-count="0" meta:object-count="0" meta:page-count="3" meta:paragraph-count="43" meta:word-count="596" meta:character-count="3892" meta:non-whitespace-character-count="3307"/>
  </office:meta>
</office:document-meta>
</file>